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style-name="ce37" office:value-type="string">
            <text:p>ShowSeed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Rabbit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60">
            <text:p>6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1">
            <text:p>0.1</text:p>
          </table:table-cell>
          <table:table-cell table:number-columns-repeated="99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uck</text:p>
          </table:table-cell>
          <table:table-cell table:number-columns-repeated="1003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1">
            <text:p>0.1</text:p>
          </table:table-cell>
          <table:table-cell table:number-columns-repeated="997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m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Monkey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4"/>
          <table:table-cell office:value-type="float" office:value="0.15">
            <text:p>0.15</text:p>
          </table:table-cell>
          <table:table-cell table:number-columns-repeated="99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1003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5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1003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ear</text:p>
          </table:table-cell>
          <table:table-cell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Toxic 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4"/>
          <table:table-cell table:number-columns-repeated="2"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Frog</text:p>
          </table:table-cell>
          <table:table-cell table:number-columns-repeated="1003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2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ter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holywater</text:p>
          </table:table-cell>
          <table:table-cell office:value-type="string">
            <text:p>Holy Wat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holyjug</text:p>
          </table:table-cell>
          <table:table-cell office:value-type="string">
            <text:p>Holy Pitch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6000">
            <text:p>600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9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Slug</text:p>
          </table:table-cell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saffron</text:p>
          </table:table-cell>
          <table:table-cell office:value-type="string">
            <text:p>Saffro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6"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9/22/2018</text:date>, <text:time>22:5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9-22T22:54:00.01</dc:date>
    <dc:creator>Seab Dinch</dc:creator>
    <meta:editing-duration>P65DT10H42M58S</meta:editing-duration>
    <meta:editing-cycles>237</meta:editing-cycles>
    <meta:generator>OpenOffice/4.1.2$Win32 OpenOffice.org_project/412m3$Build-9782</meta:generator>
    <meta:document-statistic meta:table-count="3" meta:cell-count="1793" meta:object-count="0"/>
  </office:meta>
</office:document-meta>
</file>